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de59" draw:textarea-horizontal-align="justify" draw:textarea-vertical-align="middle" draw:auto-grow-height="false" fo:min-height="2.818cm" fo:min-width="4.068cm"/>
      <style:paragraph-properties style:writing-mode="lr-tb"/>
    </style:style>
    <style:style style:name="gr2" style:family="graphic" style:parent-style-name="standard">
      <style:graphic-properties draw:fill-color="#81aca6" draw:textarea-horizontal-align="justify" draw:textarea-vertical-align="middle" draw:auto-grow-height="false" fo:min-height="1.2cm" fo:min-width="3.6cm"/>
      <style:paragraph-properties style:writing-mode="lr-tb"/>
    </style:style>
    <style:style style:name="gr3" style:family="graphic" style:parent-style-name="standard">
      <style:graphic-properties draw:textarea-horizontal-align="justify" draw:textarea-vertical-align="middle" draw:auto-grow-height="false" fo:min-height="1.25cm" fo:min-width="0cm"/>
    </style:style>
    <style:style style:name="gr4" style:family="graphic" style:parent-style-name="standard">
      <style:graphic-properties draw:textarea-horizontal-align="justify" draw:textarea-vertical-align="middle" draw:auto-grow-height="false" fo:min-height="0.086cm" fo:min-width="0.676cm"/>
    </style:style>
    <style:style style:name="gr5" style:family="graphic" style:parent-style-name="objectwithoutfill">
      <style:graphic-properties draw:marker-end="Arrowheads_20_1" draw:marker-end-width="0.3cm" draw:fill="none" draw:textarea-vertical-align="middle"/>
    </style:style>
    <style:style style:name="gr6" style:family="graphic" style:parent-style-name="standard">
      <style:graphic-properties svg:stroke-color="#000000" draw:fill="none" draw:textarea-horizontal-align="justify" draw:textarea-vertical-align="middle" draw:auto-grow-height="false" fo:min-height="0.706cm" fo:min-width="0.456cm"/>
      <style:paragraph-properties style:writing-mode="lr-tb"/>
    </style:style>
    <style:style style:name="gr7" style:family="graphic" style:parent-style-name="standard">
      <style:graphic-properties draw:stroke="none" svg:stroke-color="#000000" draw:fill="none" draw:fill-color="#ffffff" fo:min-height="0.712cm"/>
      <style:paragraph-properties style:writing-mode="lr-tb"/>
    </style:style>
    <style:style style:name="gr8" style:family="graphic" style:parent-style-name="standard">
      <style:graphic-properties draw:stroke="none" svg:stroke-color="#000000" draw:fill="none" draw:fill-color="#ffffff" fo:min-height="2.712cm"/>
      <style:paragraph-properties style:writing-mode="lr-tb"/>
    </style:style>
    <style:style style:name="gr9" style:family="graphic" style:parent-style-name="standard">
      <style:graphic-properties draw:textarea-horizontal-align="justify" draw:textarea-vertical-align="middle" draw:auto-grow-height="false" fo:min-height="0.494cm" fo:min-width="0.244cm"/>
    </style:style>
    <style:style style:name="gr10" style:family="graphic" style:parent-style-name="standard">
      <style:graphic-properties draw:textarea-horizontal-align="justify" draw:textarea-vertical-align="middle" draw:auto-grow-height="false" fo:min-height="0.618cm" fo:min-width="0.06cm"/>
    </style:style>
    <style:style style:name="gr11" style:family="graphic" style:parent-style-name="standard">
      <style:graphic-properties draw:stroke="none" svg:stroke-color="#000000" draw:fill="none" draw:fill-color="#ffffff" fo:min-height="1.55cm"/>
      <style:paragraph-properties style:writing-mode="lr-tb"/>
    </style:style>
    <style:style style:name="gr12" style:family="graphic" style:parent-style-name="standard">
      <style:graphic-properties draw:stroke="none" svg:stroke-color="#000000" draw:fill="none" draw:fill-color="#ffffff" fo:min-height="1.423cm"/>
      <style:paragraph-properties style:writing-mode="lr-tb"/>
    </style:style>
    <style:style style:name="gr13" style:family="graphic" style:parent-style-name="standard">
      <style:graphic-properties draw:stroke="none" svg:stroke-color="#000000" draw:fill="none" draw:fill-color="#ffffff" fo:min-height="3.319cm"/>
      <style:paragraph-properties style:writing-mode="lr-tb"/>
    </style:style>
    <style:style style:name="gr14" style:family="graphic" style:parent-style-name="standard">
      <style:graphic-properties draw:stroke="none" svg:stroke-color="#000000" draw:fill="none" draw:fill-color="#ffffff" fo:min-height="5.215cm"/>
      <style:paragraph-properties style:writing-mode="lr-tb"/>
    </style:style>
    <style:style style:name="gr15" style:family="graphic" style:parent-style-name="standard">
      <style:graphic-properties draw:fill-color="#ffa6a6" draw:textarea-horizontal-align="justify" draw:textarea-vertical-align="middle" draw:auto-grow-height="false" fo:min-height="1.2cm" fo:min-width="1.675cm"/>
      <style:paragraph-properties style:writing-mode="lr-tb"/>
    </style:style>
    <style:style style:name="gr16" style:family="graphic" style:parent-style-name="standard">
      <style:graphic-properties draw:stroke="none" svg:stroke-color="#000000" draw:fill="none" draw:fill-color="#ffffff" fo:min-height="2.1cm"/>
      <style:paragraph-properties style:writing-mode="lr-tb"/>
    </style:style>
    <style:style style:name="P1" style:family="paragraph">
      <style:paragraph-properties fo:text-align="center" style:writing-mode="lr-tb"/>
      <style:text-properties fo:font-size="12pt" style:font-size-asian="12pt" style:font-size-complex="12pt"/>
    </style:style>
    <style:style style:name="P2" style:family="paragraph">
      <loext:graphic-properties draw:fill-color="#ffde59"/>
      <style:paragraph-properties fo:text-align="center" style:writing-mode="lr-tb"/>
      <style:text-properties fo:font-size="12pt" style:font-size-asian="12pt" style:font-size-complex="12pt"/>
    </style:style>
    <style:style style:name="P3" style:family="paragraph">
      <loext:graphic-properties draw:fill-color="#81aca6"/>
      <style:paragraph-properties fo:text-align="center" style:writing-mode="lr-tb"/>
      <style:text-properties fo:font-size="12pt" style:font-size-asian="12pt" style:font-size-complex="12pt"/>
    </style:style>
    <style:style style:name="P4" style:family="paragraph">
      <style:paragraph-properties fo:text-align="center"/>
    </style:style>
    <style:style style:name="P5" style:family="paragraph">
      <loext:graphic-properties draw:fill="none"/>
      <style:paragraph-properties fo:text-align="center"/>
    </style:style>
    <style:style style:name="P6" style:family="paragraph">
      <style:paragraph-properties fo:text-align="center" style:writing-mode="lr-tb"/>
    </style:style>
    <style:style style:name="P7" style:family="paragraph">
      <loext:graphic-properties draw:fill="none"/>
      <style:paragraph-properties fo:text-align="center" style:writing-mode="lr-tb"/>
    </style:style>
    <style:style style:name="P8" style:family="paragraph">
      <loext:graphic-properties draw:fill="none" draw:fill-color="#ffffff"/>
      <style:paragraph-properties style:writing-mode="lr-tb"/>
    </style:style>
    <style:style style:name="P9" style:family="paragraph">
      <loext:graphic-properties draw:fill="none" draw:fill-color="#ffffff"/>
      <style:paragraph-properties style:writing-mode="lr-tb"/>
      <style:text-properties fo:font-size="12pt" style:font-size-asian="12pt" style:font-size-complex="12pt"/>
    </style:style>
    <style:style style:name="P10" style:family="paragraph">
      <style:paragraph-properties fo:text-align="center" style:writing-mode="lr-tb"/>
      <style:text-properties fo:font-size="18pt"/>
    </style:style>
    <style:style style:name="P11" style:family="paragraph">
      <loext:graphic-properties draw:fill="none"/>
      <style:paragraph-properties fo:text-align="center" style:writing-mode="lr-tb"/>
      <style:text-properties fo:font-size="18pt"/>
    </style:style>
    <style:style style:name="P12" style:family="paragraph">
      <loext:graphic-properties draw:fill="none" draw:fill-color="#ffffff"/>
      <style:paragraph-properties style:writing-mode="lr-tb"/>
      <style:text-properties fo:font-size="18pt"/>
    </style:style>
    <style:style style:name="P13" style:family="paragraph">
      <loext:graphic-properties draw:fill-color="#ffa6a6"/>
      <style:paragraph-properties fo:text-align="center" style:writing-mode="lr-tb"/>
      <style:text-properties fo:font-size="12pt" style:font-size-asian="12pt" style:font-size-complex="12pt"/>
    </style:style>
    <style:style style:name="P14" style:family="paragraph">
      <style:text-properties fo:font-size="12pt" style:font-size-asian="12pt" style:font-size-complex="12pt"/>
    </style:style>
    <style:style style:name="P15" style:family="paragraph">
      <loext:graphic-properties draw:fill="none" draw:fill-color="#ffffff"/>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9cm" svg:height="3.4cm" svg:x="2.95cm" svg:y="5.1cm">
          <text:p text:style-name="P1"><text:span text:style-name="T1">ffmpe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1" draw:id="id1" draw:layer="layout" svg:width="4.1cm" svg:height="1.45cm" svg:x="7.85cm" svg:y="6.1cm">
          <text:p text:style-name="P1"><text:span text:style-name="T1">module-pipe-source</text:span></text:p>
          <draw:enhanced-geometry svg:viewBox="0 0 21600 21600" draw:type="rectangle" draw:enhanced-path="M 0 0 L 21600 0 21600 21600 0 21600 0 0 Z N"/>
        </draw:custom-shape>
        <draw:custom-shape draw:style-name="gr2" draw:text-style-name="P3" xml:id="id2" draw:id="id2" draw:layer="layout" svg:width="4.1cm" svg:height="1.45cm" svg:x="21.3cm" svg:y="6.1cm">
          <text:p text:style-name="P1"><text:span text:style-name="T1">module-alsa-sink</text:span></text:p>
          <draw:enhanced-geometry svg:viewBox="0 0 21600 21600" draw:type="rectangle" draw:enhanced-path="M 0 0 L 21600 0 21600 21600 0 21600 0 0 Z N"/>
        </draw:custom-shape>
        <draw:g xml:id="id3" draw:id="id3">
          <draw:custom-shape draw:style-name="gr3" draw:text-style-name="P4" draw:layer="layout" svg:width="0.25cm" svg:height="1.5cm" svg:x="26.85cm" svg:y="6.15cm">
            <text:p/>
            <draw:enhanced-geometry svg:viewBox="0 0 21600 21600" draw:type="rectangle" draw:enhanced-path="M 0 0 L 21600 0 21600 21600 0 21600 0 0 Z N"/>
          </draw:custom-shape>
          <draw:custom-shape draw:style-name="gr4" draw:text-style-name="P4" draw:layer="layout" svg:width="2.1cm" svg:height="0.6cm" draw:transform="rotate (-1.5707963267949) translate (27.7cm 5.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5" draw:text-style-name="P5" draw:layer="layout" draw:type="curve" svg:x1="11.95cm" svg:y1="6.825cm" svg:x2="21.3cm" svg:y2="6.825cm" draw:start-shape="id1" draw:start-glue-point="1" draw:end-shape="id2" draw:end-glue-point="3" svg:d="M11950 6825h9350" svg:viewBox="0 0 9351 1">
          <text:p/>
        </draw:connector>
        <draw:connector draw:style-name="gr5" draw:text-style-name="P5" draw:layer="layout" draw:type="curve" svg:x1="25.4cm" svg:y1="6.825cm" svg:x2="26.85cm" svg:y2="6.9cm" draw:start-shape="id2" draw:start-glue-point="1" draw:end-shape="id3" draw:end-glue-point="3" svg:d="M25400 6825c1087 0 363 75 1450 75" svg:viewBox="0 0 1451 76">
          <text:p/>
        </draw:connector>
        <draw:custom-shape draw:style-name="gr6" draw:text-style-name="P7" draw:layer="layout" svg:width="1.35cm" svg:height="1.35cm" svg:x="8.25cm" svg:y="4.6cm">
          <text:p text:style-name="P6">1</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5cm" svg:height="1.35cm" svg:x="12cm" svg:y="9.2cm">
          <text:p text:style-name="P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5cm" svg:height="1.35cm" svg:x="4.55cm" svg:y="3.55cm">
          <text:p text:style-name="P6">3</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7.35cm" svg:height="0.962cm" svg:x="1.3cm" svg:y="1.75cm">
          <draw:text-box>
            <text:p>Process sequence</text:p>
          </draw:text-box>
        </draw:frame>
        <draw:frame draw:style-name="gr8" draw:text-style-name="P9" draw:layer="layout" svg:width="12.2cm" svg:height="2.962cm" svg:x="11.7cm" svg:y="1.638cm">
          <draw:text-box>
            <text:p><text:span text:style-name="T2">Minimising latency for play-out flows:</text:span></text:p>
            <text:p><text:span text:style-name="T1">Create a recording process which is connected to the pipe-source before ffmpeg is started. The recording process will ensure that the named pipe FIFO does not fill. </text:span></text:p>
          </draw:text-box>
        </draw:frame>
        <draw:custom-shape draw:style-name="gr2" draw:text-style-name="P3" xml:id="id4" draw:id="id4" draw:layer="layout" svg:width="4.1cm" svg:height="1.45cm" svg:x="13.3cm" svg:y="7.8cm">
          <text:p text:style-name="P1"><text:span text:style-name="T1">parec &lt;source&gt; /dev/null</text:span></text:p>
          <draw:enhanced-geometry svg:viewBox="0 0 21600 21600" draw:type="rectangle" draw:enhanced-path="M 0 0 L 21600 0 21600 21600 0 21600 0 0 Z N"/>
        </draw:custom-shape>
        <draw:connector draw:style-name="gr5" draw:text-style-name="P5" draw:layer="layout" draw:type="curve" svg:x1="11.95cm" svg:y1="6.825cm" svg:x2="13.3cm" svg:y2="8.525cm" draw:start-shape="id1" draw:start-glue-point="1" draw:end-shape="id4" draw:end-glue-point="3" svg:d="M11950 6825c1012 0 338 1700 1350 1700" svg:viewBox="0 0 1351 1701">
          <text:p/>
        </draw:connector>
        <draw:custom-shape draw:style-name="gr6" draw:text-style-name="P7" draw:layer="layout" svg:width="1.35cm" svg:height="1.35cm" svg:x="16.45cm" svg:y="5.2cm">
          <text:p text:style-name="P6">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4.9cm" svg:height="3.4cm" svg:x="22.15cm" svg:y="15.462cm">
          <text:p text:style-name="P1"><text:span text:style-name="T1">ffmpe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6" draw:id="id6" draw:layer="layout" svg:width="4.1cm" svg:height="1.45cm" svg:x="18.05cm" svg:y="16.462cm">
          <text:p text:style-name="P1"><text:span text:style-name="T1">module-pipe-sink</text:span></text:p>
          <draw:enhanced-geometry svg:viewBox="0 0 21600 21600" draw:type="rectangle" draw:enhanced-path="M 0 0 L 21600 0 21600 21600 0 21600 0 0 Z N"/>
        </draw:custom-shape>
        <draw:custom-shape draw:style-name="gr2" draw:text-style-name="P3" xml:id="id5" draw:id="id5" draw:layer="layout" svg:width="4.1cm" svg:height="1.45cm" svg:x="4.5cm" svg:y="16.462cm">
          <text:p text:style-name="P1"><text:span text:style-name="T1">module-alsa-source</text:span></text:p>
          <draw:enhanced-geometry svg:viewBox="0 0 21600 21600" draw:type="rectangle" draw:enhanced-path="M 0 0 L 21600 0 21600 21600 0 21600 0 0 Z N"/>
        </draw:custom-shape>
        <draw:connector draw:style-name="gr5" draw:text-style-name="P5" draw:layer="layout" draw:type="curve" svg:x1="8.6cm" svg:y1="17.187cm" svg:x2="18.05cm" svg:y2="17.187cm" draw:start-shape="id5" draw:start-glue-point="1" draw:end-shape="id6" draw:end-glue-point="3" svg:d="M8600 17187h9450" svg:viewBox="0 0 9451 1">
          <text:p/>
        </draw:connector>
        <draw:g xml:id="id7" draw:id="id7">
          <draw:custom-shape draw:style-name="gr9" draw:text-style-name="P4" draw:layer="layout" svg:width="1.05cm" svg:height="1.05cm" svg:x="1.85cm" svg:y="13.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draw:layer="layout" svg:width="1cm" svg:height="1.55cm" svg:x="1.875cm" svg:y="14.31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5" draw:text-style-name="P5" draw:layer="layout" draw:type="curve" svg:x1="2.375cm" svg:y1="15.862cm" svg:x2="4.5cm" svg:y2="17.187cm" draw:start-shape="id7" draw:start-glue-point="2" draw:end-shape="id5" draw:end-glue-point="3" svg:d="M2375 15862c0 884 708 1325 2125 1325" svg:viewBox="0 0 2126 1326">
          <text:p/>
        </draw:connector>
        <draw:custom-shape draw:style-name="gr6" draw:text-style-name="P7" draw:layer="layout" svg:width="1.35cm" svg:height="1.35cm" svg:x="19.45cm" svg:y="14.8cm">
          <text:p text:style-name="P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5cm" svg:height="1.35cm" svg:x="11.9cm" svg:y="15.562cm">
          <text:p text:style-name="P6">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9" draw:layer="layout" svg:width="12.2cm" svg:height="1.8cm" svg:x="9.55cm" svg:y="11.6cm">
          <draw:text-box>
            <text:p><text:span text:style-name="T2">Minimising latency for recording flows:</text:span></text:p>
            <text:p><text:span text:style-name="T1">Create a module-pipe-sink and start ffmpeg to keep the sink empty.</text:span></text:p>
          </draw:text-box>
        </draw:frame>
        <draw:custom-shape draw:style-name="gr6" draw:text-style-name="P7" draw:layer="layout" svg:width="1.35cm" svg:height="1.35cm" svg:x="25.9cm" svg:y="13.712cm">
          <text:p text:style-name="P6">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9" draw:layer="layout" svg:width="12.2cm" svg:height="1.8cm" svg:x="16.05cm" svg:y="18.85cm">
          <draw:text-box>
            <text:p><text:span text:style-name="T1">Seems like ffmpeg is unable to keep the pipe at minimum, or it has a delay in reading the pipe</text:span></text:p>
          </draw:text-box>
        </draw:frame>
      </draw:page>
      <draw:page draw:name="page2" draw:style-name="dp1" draw:master-page-name="Default">
        <draw:custom-shape draw:style-name="gr1" draw:text-style-name="P2" draw:layer="layout" svg:width="4.9cm" svg:height="3.4cm" svg:x="2.95cm" svg:y="5.1cm">
          <text:p text:style-name="P1"><text:span text:style-name="T1">ffmpe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8" draw:id="id8" draw:layer="layout" svg:width="4.1cm" svg:height="1.45cm" svg:x="7.85cm" svg:y="6.1cm">
          <text:p text:style-name="P1"><text:span text:style-name="T1">module-pipe-source</text:span></text:p>
          <draw:enhanced-geometry svg:viewBox="0 0 21600 21600" draw:type="rectangle" draw:enhanced-path="M 0 0 L 21600 0 21600 21600 0 21600 0 0 Z N"/>
        </draw:custom-shape>
        <draw:custom-shape draw:style-name="gr2" draw:text-style-name="P3" xml:id="id9" draw:id="id9" draw:layer="layout" svg:width="4.1cm" svg:height="1.45cm" svg:x="21.3cm" svg:y="6.1cm">
          <text:p text:style-name="P1"><text:span text:style-name="T1">module-alsa-sink</text:span></text:p>
          <draw:enhanced-geometry svg:viewBox="0 0 21600 21600" draw:type="rectangle" draw:enhanced-path="M 0 0 L 21600 0 21600 21600 0 21600 0 0 Z N"/>
        </draw:custom-shape>
        <draw:g xml:id="id10" draw:id="id10">
          <draw:custom-shape draw:style-name="gr3" draw:text-style-name="P4" draw:layer="layout" svg:width="0.25cm" svg:height="1.5cm" svg:x="26.85cm" svg:y="6.15cm">
            <text:p/>
            <draw:enhanced-geometry svg:viewBox="0 0 21600 21600" draw:type="rectangle" draw:enhanced-path="M 0 0 L 21600 0 21600 21600 0 21600 0 0 Z N"/>
          </draw:custom-shape>
          <draw:custom-shape draw:style-name="gr4" draw:text-style-name="P4" draw:layer="layout" svg:width="2.1cm" svg:height="0.6cm" draw:transform="rotate (-1.5707963267949) translate (27.7cm 5.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5" draw:text-style-name="P5" draw:layer="layout" draw:type="curve" svg:x1="11.95cm" svg:y1="6.825cm" svg:x2="21.3cm" svg:y2="6.825cm" draw:start-shape="id8" draw:start-glue-point="1" draw:end-shape="id9" draw:end-glue-point="3" svg:d="M11950 6825h9350" svg:viewBox="0 0 9351 1">
          <text:p/>
        </draw:connector>
        <draw:connector draw:style-name="gr5" draw:text-style-name="P5" draw:layer="layout" draw:type="curve" svg:x1="25.4cm" svg:y1="6.825cm" svg:x2="26.85cm" svg:y2="6.9cm" draw:start-shape="id9" draw:start-glue-point="1" draw:end-shape="id10" draw:end-glue-point="3" svg:d="M25400 6825c1087 0 363 75 1450 75" svg:viewBox="0 0 1451 76">
          <text:p/>
        </draw:connector>
        <draw:custom-shape draw:style-name="gr6" draw:text-style-name="P11" draw:layer="layout" svg:width="1.35cm" svg:height="1.35cm" svg:x="9.2cm" svg:y="4.6cm">
          <text:p text:style-name="P10"><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1.35cm" svg:height="1.35cm" svg:x="15.6cm" svg:y="5.3cm">
          <text:p text:style-name="P10"><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1.35cm" svg:height="1.35cm" svg:x="4.55cm" svg:y="3.55cm">
          <text:p text:style-name="P10"><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7.35cm" svg:height="1.673cm" svg:x="1.3cm" svg:y="1.75cm">
          <draw:text-box>
            <text:p><text:span text:style-name="T3">Process sequence (not used)</text:span></text:p>
          </draw:text-box>
        </draw:frame>
        <draw:frame draw:style-name="gr13" draw:text-style-name="P9" draw:layer="layout" svg:width="12.2cm" svg:height="3.569cm" svg:x="11.7cm" svg:y="1.638cm">
          <draw:text-box>
            <text:p><text:span text:style-name="T2">Minimising latency for play-out flows:</text:span></text:p>
            <text:p><text:span text:style-name="T1">We have little control over linux pipes. The module-pipe-source allows converting a stream into a PulseAudio source, but care should be taken that the named pipe it creates (FIFO) remains empty. For this reason the pipe-source should be connected to a sink before starting the ffmpeg process in order to keep the pipe FIFO data at a minimum (drained).</text:span></text:p>
          </draw:text-box>
        </draw:frame>
        <draw:custom-shape draw:style-name="gr1" draw:text-style-name="P2" draw:layer="layout" svg:width="4.9cm" svg:height="3.4cm" svg:x="22.1cm" svg:y="15.4cm">
          <text:p text:style-name="P1"><text:span text:style-name="T1">ffmpe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12" draw:id="id12" draw:layer="layout" svg:width="4.1cm" svg:height="1.45cm" svg:x="16.55cm" svg:y="16.375cm">
          <text:p text:style-name="P1"><text:span text:style-name="T1">module-pipe-sink</text:span></text:p>
          <draw:enhanced-geometry svg:viewBox="0 0 21600 21600" draw:type="rectangle" draw:enhanced-path="M 0 0 L 21600 0 21600 21600 0 21600 0 0 Z N"/>
        </draw:custom-shape>
        <draw:custom-shape draw:style-name="gr2" draw:text-style-name="P3" xml:id="id11" draw:id="id11" draw:layer="layout" svg:width="4.1cm" svg:height="1.45cm" svg:x="4.45cm" svg:y="16.4cm">
          <text:p text:style-name="P1"><text:span text:style-name="T1">module-alsa-source</text:span></text:p>
          <draw:enhanced-geometry svg:viewBox="0 0 21600 21600" draw:type="rectangle" draw:enhanced-path="M 0 0 L 21600 0 21600 21600 0 21600 0 0 Z N"/>
        </draw:custom-shape>
        <draw:connector draw:style-name="gr5" draw:text-style-name="P5" draw:layer="layout" draw:type="curve" svg:x1="8.55cm" svg:y1="17.125cm" svg:x2="16.55cm" svg:y2="17.1cm" draw:start-shape="id11" draw:start-glue-point="1" draw:end-shape="id12" draw:end-glue-point="3" svg:d="M8550 17125c6000 0 2000-25 8000-25" svg:viewBox="0 0 8001 26">
          <text:p/>
        </draw:connector>
        <draw:g xml:id="id13" draw:id="id13">
          <draw:custom-shape draw:style-name="gr9" draw:text-style-name="P4" draw:layer="layout" svg:width="1.05cm" svg:height="1.05cm" svg:x="1.8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draw:layer="layout" svg:width="1cm" svg:height="1.55cm" svg:x="1.825cm" svg:y="14.2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5" draw:text-style-name="P5" draw:layer="layout" draw:type="curve" svg:x1="2.325cm" svg:y1="15.8cm" svg:x2="4.45cm" svg:y2="17.125cm" draw:start-shape="id13" draw:start-glue-point="2" draw:end-shape="id11" draw:end-glue-point="3" svg:d="M2325 15800c0 884 708 1325 2125 1325" svg:viewBox="0 0 2126 1326">
          <text:p/>
        </draw:connector>
        <draw:custom-shape draw:style-name="gr6" draw:text-style-name="P11" draw:layer="layout" svg:width="1.35cm" svg:height="1.35cm" svg:x="18.15cm" svg:y="14.85cm">
          <text:p text:style-name="P10"><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1.35cm" svg:height="1.35cm" svg:x="11.85cm" svg:y="15.5cm">
          <text:p text:style-name="P10"><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1.35cm" svg:height="1.35cm" svg:x="24.75cm" svg:y="13.7cm">
          <text:p text:style-name="P10"><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9" draw:layer="layout" svg:width="12.2cm" svg:height="5.465cm" svg:x="9.95cm" svg:y="8.95cm">
          <draw:text-box>
            <text:p><text:span text:style-name="T2">Minimising latency for recording flows:</text:span></text:p>
            <text:p><text:span text:style-name="T1">Here ffmpeg should be started ideally before the source is connected to the pipe-sink to ensure the pipe remains drained. This however has side effects:</text:span></text:p>
            <text:p><text:span text:style-name="T1">- ffmpeg might quit when no data is received</text:span></text:p>
            <text:p><text:span text:style-name="T1">- more complicated logic to ensure proper sequence.</text:span></text:p>
            <text:p><text:span text:style-name="T1"/></text:p>
            <text:p><text:span text:style-name="T1">To simplify the flow, we can create a buffer module that drains the pipe of the pipe-sink, and keeps a minimal buffer of the latest received data. When ffmpeg is started later, it will only read the latest data and latency will be kept at minimum.</text:span></text:p>
          </draw:text-box>
        </draw:frame>
        <draw:custom-shape draw:style-name="gr15" draw:text-style-name="P13" draw:layer="layout" svg:width="2.175cm" svg:height="1.45cm" draw:transform="rotate (1.5707963267949) translate (20.65cm 18.188cm)">
          <text:p text:style-name="P1"><text:span text:style-name="T1">buffer</text:span></text:p>
          <draw:enhanced-geometry svg:viewBox="0 0 21600 21600" draw:type="rectangle" draw:enhanced-path="M 0 0 L 21600 0 21600 21600 0 21600 0 0 Z N"/>
        </draw:custom-shape>
      </draw:page>
      <draw:page draw:name="page3" draw:style-name="dp1" draw:master-page-name="Default">
        <draw:frame draw:style-name="gr7" draw:text-style-name="P8" draw:layer="layout" svg:width="12.15cm" svg:height="0.962cm" svg:x="1.3cm" svg:y="1.75cm">
          <draw:text-box>
            <text:p>Process sequence concepts</text:p>
          </draw:text-box>
        </draw:frame>
        <draw:frame draw:style-name="gr16" draw:text-style-name="P15" draw:layer="layout" svg:width="27.1cm" svg:height="2.35cm" svg:x="1.25cm" svg:y="2.85cm">
          <draw:text-box>
            <text:p text:style-name="P14"><text:span text:style-name="T1">Each control (e.g. Opus Input, Opus Output, Audio Input, etc.) should be completely self-contained, and should be able to run or stop without relying on other controls.</text:span></text:p>
            <text:p text:style-name="P14"><text:span text:style-name="T1">This will make sequencing between controls easier, and only connections between controls (i.e. connecting PulseAudio sources to sinks) will need to check if the sources and sinks actually exists, or wait until they exist.</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3-06-08T16:45:44.442185182</meta:creation-date>
    <dc:date>2023-06-10T12:57:30.916551991</dc:date>
    <meta:editing-duration>PT4H48M54S</meta:editing-duration>
    <meta:editing-cycles>9</meta:editing-cycles>
    <meta:generator>LibreOffice/7.3.4.2$MacOSX_AARCH64 LibreOffice_project/728fec16bd5f605073805c3c9e7c4212a0120dc5</meta:generator>
    <meta:document-statistic meta:object-count="57"/>
  </office:meta>
</office:document-meta>
</file>